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Roboto" svg:font-family="Roboto, Helvetica, Arial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432" officeooo:paragraph-rsid="001d7432"/>
    </style:style>
    <style:style style:name="P2" style:family="paragraph" style:parent-style-name="Standard">
      <style:text-properties fo:font-variant="normal" fo:text-transform="none" fo:color="#4f5d6c" style:font-name="Roboto" fo:font-size="11.25pt" fo:letter-spacing="normal" fo:font-style="normal" fo:font-weight="normal" officeooo:rsid="001d7432" officeooo:paragraph-rsid="001d7432"/>
    </style:style>
    <style:style style:name="P3" style:family="paragraph" style:parent-style-name="Standard">
      <style:text-properties fo:font-variant="normal" fo:text-transform="none" fo:color="#4f5d6c" style:font-name="Roboto" fo:font-size="11.25pt" fo:letter-spacing="normal" fo:font-style="normal" fo:font-weight="normal" officeooo:paragraph-rsid="001d7432"/>
    </style:style>
    <style:style style:name="P4" style:family="paragraph" style:parent-style-name="Standard">
      <style:text-properties officeooo:rsid="001f564d" officeooo:paragraph-rsid="001f564d"/>
    </style:style>
    <style:style style:name="P5" style:family="paragraph" style:parent-style-name="Standard">
      <style:text-properties style:text-underline-style="solid" style:text-underline-width="auto" style:text-underline-color="font-color" officeooo:rsid="001f564d" officeooo:paragraph-rsid="001f564d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</style:style>
    <style:style style:name="P7" style:family="paragraph" style:parent-style-name="Standard" style:list-style-name="L4">
      <style:paragraph-properties fo:margin-top="0.265cm" fo:margin-bottom="0cm" style:contextual-spacing="false" fo:orphans="2" fo:widows="2"/>
    </style:style>
    <style:style style:name="P8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rsid="001d7432" officeooo:paragraph-rsid="001d7432"/>
    </style:style>
    <style:style style:name="P9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paragraph-rsid="001d7432"/>
    </style:style>
    <style:style style:name="P10" style:family="paragraph" style:parent-style-name="Text_20_body">
      <style:text-properties officeooo:rsid="001f564d" officeooo:paragraph-rsid="001f564d"/>
    </style:style>
    <style:style style:name="P11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333333" style:font-name="Arial" fo:font-size="10.5pt" fo:letter-spacing="normal" fo:font-style="normal" fo:font-weight="normal" officeooo:paragraph-rsid="001f564d"/>
    </style:style>
    <style:style style:name="P12" style:family="paragraph" style:parent-style-name="Text_20_body" style:list-style-name="L4">
      <style:paragraph-properties fo:margin-top="0cm" fo:margin-bottom="0cm" style:contextual-spacing="false" fo:orphans="2" fo:widows="2"/>
      <style:text-properties officeooo:paragraph-rsid="001f564d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564d"/>
    </style:style>
    <style:style style:name="P15" style:family="paragraph" style:parent-style-name="Text_20_body" style:list-style-name="L4">
      <style:paragraph-properties fo:margin-top="0.265cm" fo:margin-bottom="0cm" style:contextual-spacing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P16" style:family="paragraph" style:parent-style-name="Text_20_body" style:list-style-name="L4">
      <style:paragraph-properties fo:margin-top="0.265cm" fo:margin-bottom="0cm" style:contextual-spacing="false" fo:orphans="2" fo:widows="2"/>
      <style:text-properties fo:font-variant="normal" fo:text-transform="none" fo:color="#333333" style:font-name="Arial" fo:font-size="10.5pt" fo:letter-spacing="normal" fo:font-style="normal" fo:font-weight="normal" officeooo:rsid="001f564d" officeooo:paragraph-rsid="001f564d"/>
    </style:style>
    <style:style style:name="P17" style:family="paragraph" style:parent-style-name="Text_20_body" style:list-style-name="L4">
      <style:paragraph-properties fo:margin-top="0.265cm" fo:margin-bottom="0cm" style:contextual-spacing="false" fo:orphans="2" fo:widows="2"/>
      <style:text-properties fo:font-variant="normal" fo:text-transform="none" fo:color="#000000" style:font-name="Consolas" fo:font-size="10.5pt" fo:letter-spacing="normal" fo:font-style="normal" fo:font-weight="normal"/>
    </style:style>
    <style:style style:name="P18" style:family="paragraph" style:parent-style-name="Text_20_body" style:list-style-name="L4">
      <style:paragraph-properties fo:margin-top="0.265cm" fo:margin-bottom="0cm" style:contextual-spacing="false" fo:orphans="2" fo:widows="2"/>
    </style:style>
    <style:style style:name="P19" style:family="paragraph" style:parent-style-name="Text_20_body" style:list-style-name="L4">
      <style:paragraph-properties fo:margin-top="0.265cm" fo:margin-bottom="0cm" style:contextual-spacing="false" fo:orphans="2" fo:widows="2"/>
      <style:text-properties officeooo:rsid="001f564d" officeooo:paragraph-rsid="001f564d"/>
    </style:style>
    <style:style style:name="P20" style:family="paragraph" style:parent-style-name="Text_20_body" style:list-style-name="L4">
      <style:paragraph-properties fo:margin-top="0.265cm" fo:margin-bottom="0cm" style:contextual-spacing="false" fo:orphans="2" fo:widows="2"/>
      <style:text-properties style:text-underline-style="solid" style:text-underline-width="auto" style:text-underline-color="font-color" officeooo:rsid="001f564d" officeooo:paragraph-rsid="001f564d"/>
    </style:style>
    <style:style style:name="T1" style:family="text">
      <style:text-properties officeooo:rsid="001d7432"/>
    </style:style>
    <style:style style:name="T2" style:family="text">
      <style:text-properties fo:color="#333333" style:font-name="Arial" fo:font-size="10.5pt"/>
    </style:style>
    <style:style style:name="T3" style:family="text">
      <style:text-properties fo:color="#333333" style:font-name="Arial" fo:font-size="10.5pt" officeooo:rsid="001d7432"/>
    </style:style>
    <style:style style:name="T4" style:family="text">
      <style:text-properties officeooo:rsid="001f564d"/>
    </style:style>
    <style:style style:name="T5" style:family="text">
      <style:text-properties fo:color="#3572b0" style:text-line-through-style="none" style:text-line-through-type="none" style:text-underline-style="none" style:text-blinking="false"/>
    </style:style>
    <style:style style:name="T6" style:family="text">
      <style:text-properties fo:font-variant="normal" fo:text-transform="none" fo:color="#3572b0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572b0" style:text-line-through-style="none" style:text-line-through-type="none" style:font-name="Arial" fo:font-size="10.5pt" fo:letter-spacing="normal" fo:font-style="normal" style:text-underline-style="none" fo:font-weight="normal" officeooo:rsid="001f564d" style:text-blinking="false"/>
    </style:style>
    <style:style style:name="T8" style:family="text">
      <style:text-properties fo:font-variant="normal" fo:text-transform="none" fo:color="#3572b0" style:text-line-through-style="none" style:text-line-through-type="none" style:font-name="Arial" fo:font-size="10.5pt" fo:letter-spacing="normal" fo:font-style="normal" fo:font-weight="normal" style:text-blinking="fals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fo:background-color="#ffffff" loext:char-shading-value="0" fo:padding="0cm" fo:border="none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cm" fo:border="none"/>
    </style:style>
    <style:style style:name="T12" style:family="text">
      <style:text-properties fo:font-variant="normal" fo:text-transform="none" fo:color="#006699" style:font-name="Consolas" fo:font-size="10.5pt" fo:letter-spacing="normal" fo:font-style="normal" fo:font-weight="bold" fo:background-color="#ffffff" loext:char-shading-value="0" fo:padding="0cm" fo:border="none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Operations: Hive Assignment 3:</text:p>
      <text:p text:style-name="P1"/>
      <text:p text:style-name="P1"><text:span text:style-name="T13">Hive Data Deffinitions</text:span>:</text:p>
      <text:p text:style-name="P1"/>
      <text:p text:style-name="P2">The Driver for Apache Hive supports a broad set of DDL, including (but not limited to) the following:</text:p>
      <text:p text:style-name="P2"/>
      <text:p text:style-name="P2">1.Create :Use to create database objects (database/table/view etc..)</text:p>
      <text:p text:style-name="P2"><text:s text:c="3"/>create database &lt;database_name&gt;</text:p>
      <text:p text:style-name="P2"><text:s text:c="3"/>create table &lt;table_name&gt;(column datatype,..)</text:p>
      <text:p text:style-name="P2">2.Alter : is used Alter database objects</text:p>
      <text:p text:style-name="P2"/>
      <text:p text:style-name="P8">ALTER DATABASE/SCHEMA, TABLE, VIEW</text:p>
      <text:p text:style-name="P2">3.DROP : used to drop database objects</text:p>
      <text:p text:style-name="P2"/>
      <text:p text:style-name="P8">DROP DATABASE/SCHEMA, TABLE, VIEW, INDEX</text:p>
      <text:p text:style-name="P3"><text:span text:style-name="T1">4.</text:span><text:span text:style-name="T2">TRUNCATE : </text:span><text:span text:style-name="T3">used to delete table data permanantly</text:span></text:p>
      <text:p text:style-name="P3"><text:span text:style-name="T3"/></text:p>
      <text:p text:style-name="P9">TRUNCATE TABLE</text:p>
      <text:p text:style-name="P3"><text:span text:style-name="T3"/></text:p>
      <text:p text:style-name="P8"/>
      <text:p text:style-name="P5">Hive Data Manipulations:</text:p>
      <text:p text:style-name="P4"/>
      <text:p text:style-name="P10"><text:span text:style-name="T6">1. Load : Used to load data from local file system or HDFS</text:span></text:p>
      <text:p text:style-name="P10"><text:span text:style-name="T6">Load data inpath '&lt;hdfs_path&gt; into table &lt;table_name&gt;</text:span></text:p>
      <text:p text:style-name="P10"><text:span text:style-name="T6">Load data local inpath '&lt;local_filesystem_path&gt; into table &lt;table_name&gt;</text:span></text:p>
      <text:list xml:id="list3663124003909054388" text:style-name="L4">
        <text:list-header>
          <text:p text:style-name="P15"><text:span text:style-name="T4">2 </text:span>INSERT: <text:span text:style-name="T4">insert data to table</text:span></text:p>
          <text:list>
            <text:list-item>
              <text:p text:style-name="P14"><text:a xlink:type="simple" xlink:href="https://cwiki.apache.org/confluence/display/Hive/LanguageManual+DML#LanguageManualDML-InsertingdataintoHiveTablesfromqueries"><text:span text:style-name="T6">into Hive tables from queries</text:span></text:a></text:p>
            </text:list-item>
            <text:list-item>
              <text:p text:style-name="P12"><text:a xlink:type="simple" xlink:href="https://cwiki.apache.org/confluence/display/Hive/LanguageManual+DML#LanguageManualDML-Writingdataintothefilesystemfromqueries"><text:span text:style-name="T6">into directories from queries</text:span></text:a></text:p>
            </text:list-item>
            <text:list-item>
              <text:p text:style-name="P11"><text:a xlink:type="simple" xlink:href="https://cwiki.apache.org/confluence/display/Hive/LanguageManual+DML#LanguageManualDML-InsertingintotablesfromSQL"><text:span text:style-name="T5">into Hive tables from SQL</text:span></text:a></text:p>
            </text:list-item>
          </text:list>
          <text:p text:style-name="P16">insert into &lt;table_name&gt; as select *from &lt;table_name&gt;</text:p>
          <text:p text:style-name="P16">insert <text:s/>into &lt;table_name&gt; values(.....)</text:p>
          <text:list text:continue-numbering="true">
            <text:list-header>
              <text:p text:style-name="P13"><text:span text:style-name="T6"/></text:p>
            </text:list-header>
          </text:list>
          <text:p text:style-name="P18"><text:span text:style-name="T7">3 </text:span><text:a xlink:type="simple" xlink:href="https://cwiki.apache.org/confluence/display/Hive/LanguageManual+DML#LanguageManualDML-Update">UPDATE</text:a><text:span text:style-name="T6"> : </text:span><text:span text:style-name="T7">it is used to update data</text:span></text:p>
        </text:list-header>
        <text:list-item>
          <text:p text:style-name="P17">UPDATE tablename SET column = value [, column = value ...] [WHERE expression]</text:p>
          <text:p text:style-name="P18"><text:span text:style-name="T7">4. </text:span><text:a xlink:type="simple" xlink:href="https://cwiki.apache.org/confluence/display/Hive/LanguageManual+DML#LanguageManualDML-Delete">DELETE</text:a><text:span text:style-name="T6"> : </text:span><text:span text:style-name="T7">used to delete data</text:span></text:p>
        </text:list-item>
        <text:list-item>
          <text:p text:style-name="P17">DELETE FROM tablename [WHERE expression]</text:p>
          <text:p text:style-name="P18"><text:span text:style-name="T7">5.</text:span><text:a xlink:type="simple" xlink:href="https://cwiki.apache.org/confluence/display/Hive/LanguageManual+DML#LanguageManualDML-Merge">MERGE</text:a><text:span text:style-name="T6">:</text:span><text:span text:style-name="T10">Merge can only be performed on tables that support ACID</text:span><text:span text:style-name="T6"> </text:span><text:span text:style-name="T7">starting from Hive 2.2</text:span></text:p>
          <text:p text:style-name="P7"><text:span text:style-name="Source_20_Text"><text:span text:style-name="T9">MERGE INTO &lt;target table&gt; AS T USING &lt;source expression/table&gt; AS S</text:span></text:span></text:p>
        </text:list-item>
      </text:list>
      <text:p text:style-name="P6"><text:span text:style-name="Source_20_Text"><text:span text:style-name="T9">ON &lt;</text:span></text:span><text:span text:style-name="Source_20_Text"><text:span text:style-name="T12">boolean</text:span></text:span><text:span text:style-name="T11"> </text:span><text:span text:style-name="Source_20_Text"><text:span text:style-name="T9">expression1&gt;</text:span></text:span></text:p>
      <text:p text:style-name="P6"><text:span text:style-name="Source_20_Text"><text:span text:style-name="T9">WHEN MATCHED [AND &lt;</text:span></text:span><text:span text:style-name="Source_20_Text"><text:span text:style-name="T12">boolean</text:span></text:span><text:span text:style-name="T11"> </text:span><text:span text:style-name="Source_20_Text"><text:span text:style-name="T9">expression2&gt;] THEN UPDATE SET &lt;set clause list&gt;</text:span></text:span></text:p>
      <text:p text:style-name="P6"><text:span text:style-name="Source_20_Text"><text:span text:style-name="T9">WHEN MATCHED [AND &lt;</text:span></text:span><text:span text:style-name="Source_20_Text"><text:span text:style-name="T12">boolean</text:span></text:span><text:span text:style-name="T11"> </text:span><text:span text:style-name="Source_20_Text"><text:span text:style-name="T9">expression3&gt;] THEN DELETE</text:span></text:span></text:p>
      <text:p text:style-name="P6"><text:span text:style-name="Source_20_Text"><text:span text:style-name="T9">WHEN NOT MATCHED [AND &lt;</text:span></text:span><text:span text:style-name="Source_20_Text"><text:span text:style-name="T12">boolean</text:span></text:span><text:span text:style-name="T11"> </text:span><text:span text:style-name="Source_20_Text"><text:span text:style-name="T9">expression4&gt;] THEN INSERT VALUES&lt;value list&gt;</text:span></text:span></text:p>
      <text:list xml:id="list114838738181282" text:continue-numbering="true" text:style-name="L4">
        <text:list-header>
          <text:p text:style-name="P20"><text:soft-page-break/><text:span text:style-name="T8">Hive QL Manipulations:</text:span></text:p>
        </text:list-header>
        <text:list-item>
          <text:p text:style-name="P19"><text:span text:style-name="T6">select : used to query data from hive tables</text:span></text:p>
          <text:p text:style-name="P19"><text:span text:style-name="T6">select &lt;column_name&gt;,...from &lt;table_name&gt; where &lt;condtions&gt;.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Roboto" svg:font-family="Roboto, Helvetica, Arial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1:28:09.317350725</meta:creation-date>
    <dc:date>2017-07-22T11:48:38.446636057</dc:date>
    <meta:editing-duration>PT11M1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259" meta:character-count="1641" meta:non-whitespace-character-count="1426"/>
  </office:meta>
</office:document-meta>
</file>